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48cm" fo:min-width="1.29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19cm" fo:min-width="1.72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79cm" fo:min-width="1.088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544cm" fo:min-width="1.723cm"/>
      <style:paragraph-properties style:writing-mode="lr-tb"/>
    </style:style>
    <style:style style:name="gr6" style:family="graphic" style:parent-style-name="standard">
      <style:graphic-properties draw:fill-color="#bf0041" draw:textarea-horizontal-align="justify" draw:textarea-vertical-align="middle" draw:auto-grow-height="false" fo:min-height="0.648cm" fo:min-width="1.52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425cm" fo:min-width="1.52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48cm" fo:min-width="1.522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style:font-size-asian="18pt" style:font-size-complex="18pt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-color="#bf0041"/>
      <style:paragraph-properties fo:text-align="center" style:writing-mode="lr-tb"/>
      <style:text-properties fo:font-size="14pt" style:font-size-asian="18pt" style:font-size-complex="18pt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WorkingDirectoryProposal" draw:style-name="dp1" draw:master-page-name="Default">
        <draw:custom-shape draw:style-name="gr1" draw:text-style-name="P1" xml:id="id1" draw:id="id1" draw:layer="layout" svg:width="2.54cm" svg:height="1.27cm" svg:x="6.08cm" svg:y="7.984cm">
          <text:p text:style-name="P1"><text:span text:style-name="T1">me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1.27cm" svg:x="2.27cm" svg:y="5.445cm">
          <text:p text:style-name="P1"><text:span text:style-name="T1">REP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22cm" svg:height="1.269cm" svg:x="2.27cm" svg:y="3.541cm">
          <text:p text:style-name="P1"><text:span text:style-name="T1">director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175cm" svg:height="2.857cm" svg:x="13.7cm" svg:y="2.587cm">
          <text:p text:style-name="P1"><text:span text:style-name="T1">tm-pe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7.35cm" svg:y1="7.984cm" svg:x2="15.288cm" svg:y2="5.444cm" draw:start-shape="id1" draw:start-glue-point="4" draw:end-shape="id2" draw:end-glue-point="6" svg:d="M7350 7984v-1270h7938v-1270" svg:viewBox="0 0 7939 2541">
          <text:p/>
        </draw:connector>
        <draw:custom-shape draw:style-name="gr5" draw:text-style-name="P1" draw:layer="layout" svg:width="4.445cm" svg:height="1.588cm" svg:x="1.317cm" svg:y="1.317cm">
          <text:p text:style-name="P1"><text:span text:style-name="T1">Organiz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14.176cm" svg:y1="7.985cm" svg:x2="15.288cm" svg:y2="5.444cm" draw:start-shape="id3" draw:start-glue-point="4" draw:end-shape="id2" draw:end-glue-point="6" svg:d="M14176 7985v-1271h1112v-1270" svg:viewBox="0 0 1113 2542">
          <text:p/>
        </draw:connector>
        <draw:custom-shape draw:style-name="gr6" draw:text-style-name="P3" xml:id="id4" draw:id="id4" draw:layer="layout" svg:width="2.857cm" svg:height="1.27cm" svg:x="9.256cm" svg:y="7.984cm">
          <text:p text:style-name="P1"><text:span text:style-name="T1">ai-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5" draw:id="id5" draw:layer="layout" svg:width="2.857cm" svg:height="1.27cm" svg:x="16.24cm" svg:y="7.985cm">
          <text:p text:style-name="P1"><text:span text:style-name="T1">ai-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3" draw:id="id3" draw:layer="layout" svg:width="2.857cm" svg:height="1.27cm" svg:x="12.748cm" svg:y="7.985cm">
          <text:p text:style-name="P1"><text:span text:style-name="T1">ai-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0.684cm" svg:y1="7.984cm" svg:x2="15.288cm" svg:y2="5.444cm" draw:start-shape="id4" draw:start-glue-point="4" draw:end-shape="id2" draw:end-glue-point="6" svg:d="M10684 7984v-1270h4604v-1270" svg:viewBox="0 0 4605 2541">
          <text:p/>
        </draw:connector>
        <draw:connector draw:style-name="gr4" draw:text-style-name="P2" draw:layer="layout" svg:x1="17.668cm" svg:y1="7.985cm" svg:x2="15.288cm" svg:y2="5.444cm" draw:start-shape="id5" draw:start-glue-point="4" draw:end-shape="id2" draw:end-glue-point="6" svg:d="M17668 7985v-1271h-2380v-1270" svg:viewBox="0 0 2381 2542">
          <text:p/>
        </draw:connector>
        <draw:custom-shape draw:style-name="gr1" draw:text-style-name="P1" xml:id="id6" draw:id="id6" draw:layer="layout" svg:width="2.54cm" svg:height="1.27cm" svg:x="18.78cm" svg:y="1.317cm">
          <text:p text:style-name="P1"><text:span text:style-name="T1">dev-o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" draw:id="id7" draw:layer="layout" svg:width="2.857cm" svg:height="0.953cm" svg:x="18.78cm" svg:y="3.221cm">
          <text:p text:style-name="P1"><text:span text:style-name="T1">s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" draw:id="id8" draw:layer="layout" svg:width="2.858cm" svg:height="1.27cm" svg:x="18.78cm" svg:y="4.492cm">
          <text:p text:style-name="P1"><text:span text:style-name="T1">ap-de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6.875cm" svg:y1="4.015cm" svg:x2="18.78cm" svg:y2="1.952cm" draw:start-shape="id2" draw:start-glue-point="7" draw:end-shape="id6" draw:end-glue-point="6" svg:d="M16875 4015h953v-2063h952" svg:viewBox="0 0 1906 2064">
          <text:p/>
        </draw:connector>
        <draw:connector draw:style-name="gr4" draw:text-style-name="P2" draw:layer="layout" svg:x1="16.875cm" svg:y1="4.015cm" svg:x2="18.78cm" svg:y2="3.698cm" draw:start-shape="id2" draw:start-glue-point="7" draw:end-shape="id7" draw:end-glue-point="6" svg:d="M16875 4015h952v-317h953" svg:viewBox="0 0 1906 318">
          <text:p/>
        </draw:connector>
        <draw:connector draw:style-name="gr4" draw:text-style-name="P2" draw:layer="layout" svg:x1="16.875cm" svg:y1="4.015cm" svg:x2="18.78cm" svg:y2="5.127cm" draw:start-shape="id2" draw:start-glue-point="7" draw:end-shape="id8" draw:end-glue-point="6" svg:d="M16875 4015h953v1112h952" svg:viewBox="0 0 1906 1113">
          <text:p/>
        </draw:connector>
        <draw:custom-shape draw:style-name="gr6" draw:text-style-name="P3" draw:layer="layout" svg:width="2.857cm" svg:height="1.27cm" svg:x="22.908cm" svg:y="1.635cm">
          <text:p text:style-name="P1"><text:span text:style-name="T1">AI rep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9" draw:id="id9" draw:layer="layout" svg:width="2.857cm" svg:height="1.27cm" svg:x="19.415cm" svg:y="7.985cm">
          <text:p text:style-name="P1"><text:span text:style-name="T1">ai-me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20.843cm" svg:y1="7.985cm" svg:x2="15.288cm" svg:y2="5.444cm" draw:start-shape="id9" draw:start-glue-point="4" draw:end-shape="id2" draw:end-glue-point="6" svg:d="M20843 7985v-1271h-5555v-1270" svg:viewBox="0 0 5556 254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2T12:39:06.287322057</meta:creation-date>
    <dc:date>2022-02-17T10:35:56.663816375</dc:date>
    <meta:editing-duration>PT5H57M59S</meta:editing-duration>
    <meta:editing-cycles>7</meta:editing-cycles>
    <meta:generator>LibreOffice/7.3.0.3$Linux_X86_64 LibreOffice_project/0f246aa12d0eee4a0f7adcefbf7c878fc2238db3</meta:generator>
    <meta:document-statistic meta:object-count="21"/>
  </office:meta>
</office:document-meta>
</file>